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000000" draw:fill-color="#afd095" draw:textarea-horizontal-align="justify" draw:textarea-vertical-align="middle" draw:auto-grow-height="false" fo:min-height="21.34cm" fo:min-width="24.9cm" loext:decorative="false"/>
    </style:style>
    <style:style style:name="gr2" style:family="graphic" style:parent-style-name="standard">
      <style:graphic-properties svg:stroke-color="#000000" draw:fill="solid" draw:fill-color="#b4c7dc" loext:fill-use-slide-background="false" draw:textarea-horizontal-align="justify" draw:textarea-vertical-align="middle" draw:auto-grow-height="false" fo:min-height="8.64cm" fo:min-width="19.115cm" loext:decorative="false"/>
    </style:style>
    <style:style style:name="gr3" style:family="graphic" style:parent-style-name="standard">
      <style:graphic-properties draw:stroke="none" svg:stroke-color="#000000" draw:fill="none" draw:fill-color="#b4c7dc" loext:fill-use-slide-background="false" draw:auto-grow-height="true" draw:auto-grow-width="false" fo:min-height="1.386cm" loext:decorative="false"/>
      <style:paragraph-properties style:writing-mode="lr-tb"/>
    </style:style>
    <style:style style:name="gr4" style:family="graphic" style:parent-style-name="standard">
      <style:graphic-properties draw:stroke="solid" svg:stroke-color="#000000" draw:fill="solid" draw:fill-color="#f7d1d5" loext:fill-use-slide-background="false" draw:auto-grow-height="true" draw:auto-grow-width="false" fo:min-height="5.782cm" loext:decorative="false"/>
      <style:paragraph-properties style:writing-mode="lr-tb"/>
    </style:style>
    <style:style style:name="gr5" style:family="graphic" style:parent-style-name="objectwithoutfill">
      <style:graphic-properties draw:stroke="dash" draw:stroke-dash="Double_20_Dash_20_Dot_20_Dot" svg:stroke-color="#000000" draw:fill="none" draw:fill-color="#b4c7dc" loext:fill-use-slide-background="false" draw:textarea-vertical-align="middle" loext:decorative="false"/>
    </style:style>
    <style:style style:name="gr6" style:family="graphic" style:parent-style-name="standard">
      <style:graphic-properties svg:stroke-color="#000000" draw:fill="solid" draw:fill-color="#b4c7dc" loext:fill-use-slide-background="false" draw:textarea-horizontal-align="justify" draw:textarea-vertical-align="middle" draw:auto-grow-height="false" fo:min-height="5.465cm" fo:min-width="12.471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3.777cm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afd095" draw:textarea-horizontal-align="justify" draw:textarea-vertical-align="middle" draw:auto-grow-height="false" fo:min-height="9.91cm" fo:min-width="24.9cm" loext:decorative="false"/>
    </style:style>
    <style:style style:name="gr9" style:family="graphic" style:parent-style-name="standard">
      <style:graphic-properties draw:stroke="solid" svg:stroke-color="#000000" draw:fill="solid" draw:fill-color="#b4c7dc" draw:auto-grow-height="true" draw:auto-grow-width="false" fo:min-height="5.1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b4c7dc" loext:fill-use-slide-background="false" draw:auto-grow-height="true" draw:auto-grow-width="false" fo:min-height="1.7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afd095" loext:fill-use-slide-background="false" draw:auto-grow-height="true" draw:auto-grow-width="false" fo:min-height="1.336cm" loext:decorative="false"/>
      <style:paragraph-properties style:writing-mode="lr-tb"/>
    </style:style>
    <style:style style:name="gr12" style:family="graphic" style:parent-style-name="standard">
      <style:graphic-properties svg:stroke-color="#000000" draw:fill-color="#afd095" draw:textarea-horizontal-align="justify" draw:textarea-vertical-align="middle" draw:auto-grow-height="false" fo:min-height="8.64cm" fo:min-width="24.9cm" loext:decorative="false"/>
    </style:style>
    <style:style style:name="gr13" style:family="graphic" style:parent-style-name="standard">
      <style:graphic-properties draw:stroke="none" svg:stroke-color="#000000" draw:fill="none" draw:fill-color="#afd095" loext:fill-use-slide-background="false" draw:auto-grow-height="true" draw:auto-grow-width="false" fo:min-height="1.423cm" loext:decorative="false"/>
      <style:paragraph-properties style:writing-mode="lr-tb"/>
    </style:style>
    <style:style style:name="gr14" style:family="graphic" style:parent-style-name="standard">
      <style:graphic-properties draw:stroke="solid" svg:stroke-color="#000000" draw:fill="solid" draw:fill-color="#b4c7dc" fo:min-height="3.317cm" fo:padding-top="0.254cm" loext:decorative="false"/>
      <style:paragraph-properties style:writing-mode="lr-tb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in-height="1.337cm" loext:decorative="false"/>
      <style:paragraph-properties style:writing-mode="lr-tb"/>
    </style:style>
    <style:style style:name="gr16" style:family="graphic" style:parent-style-name="objectwithoutfill">
      <style:graphic-properties svg:stroke-width="0.508cm" svg:stroke-color="#000000" draw:marker-start-width="0.965cm" draw:marker-end="Arrowheads_20_1" draw:marker-end-width="0.965cm" draw:fill="none" draw:fill-color="#afd095" draw:textarea-vertical-align="middle" fo:padding-top="0.379cm" fo:padding-bottom="0.379cm" fo:padding-left="0.504cm" fo:padding-right="0.504cm" loext:decorative="false"/>
    </style:style>
    <style:style style:name="gr17" style:family="graphic" style:parent-style-name="objectwithoutfill">
      <style:graphic-properties svg:stroke-width="0.127cm" svg:stroke-color="#000000" draw:marker-start-width="0.406cm" draw:marker-end="Arrow_20_large" draw:marker-end-width="0.508cm" draw:fill="none" draw:fill-color="#afd095" draw:textarea-vertical-align="middle" fo:padding-top="0.189cm" fo:padding-bottom="0.189cm" fo:padding-left="0.314cm" fo:padding-right="0.314cm" loext:decorative="false"/>
    </style:style>
    <style:style style:name="P1" style:family="paragraph">
      <loext:graphic-properties draw:fill-color="#afd095"/>
      <style:paragraph-properties fo:text-align="center"/>
    </style:style>
    <style:style style:name="P2" style:family="paragraph">
      <loext:graphic-properties draw:fill="solid" draw:fill-color="#b4c7dc"/>
      <style:paragraph-properties fo:text-align="center"/>
    </style:style>
    <style:style style:name="P3" style:family="paragraph">
      <loext:graphic-properties draw:fill="none" draw:fill-color="#b4c7dc"/>
      <style:text-properties fo:font-size="32pt" fo:font-weight="bold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7d1d5"/>
      <style:paragraph-properties fo:text-align="center"/>
      <style:text-properties fo:font-size="24pt"/>
    </style:style>
    <style:style style:name="P6" style:family="paragraph">
      <loext:graphic-properties draw:fill="none" draw:fill-color="#b4c7dc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24pt"/>
    </style:style>
    <style:style style:name="P8" style:family="paragraph">
      <loext:graphic-properties draw:fill="solid" draw:fill-color="#b4c7dc"/>
      <style:paragraph-properties fo:text-align="center"/>
      <style:text-properties fo:font-size="24pt" fo:font-weight="normal"/>
    </style:style>
    <style:style style:name="P9" style:family="paragraph">
      <loext:graphic-properties draw:fill="none" draw:fill-color="#b4c7dc"/>
      <style:paragraph-properties fo:text-align="center"/>
      <style:text-properties fo:font-size="36pt" fo:font-weight="bold"/>
    </style:style>
    <style:style style:name="P10" style:family="paragraph">
      <loext:graphic-properties draw:fill="none" draw:fill-color="#afd095"/>
      <style:text-properties fo:font-size="36pt" fo:font-weight="bold"/>
    </style:style>
    <style:style style:name="P11" style:family="paragraph">
      <loext:graphic-properties draw:fill="none" draw:fill-color="#afd095"/>
      <style:paragraph-properties fo:text-align="center"/>
      <style:text-properties fo:font-size="36pt" fo:font-weight="bold"/>
    </style:style>
    <style:style style:name="P12" style:family="paragraph">
      <loext:graphic-properties draw:fill="solid" draw:fill-color="#b4c7dc"/>
      <style:paragraph-properties fo:text-align="center"/>
      <style:text-properties fo:font-weight="normal"/>
    </style:style>
    <style:style style:name="P13" style:family="paragraph">
      <loext:graphic-properties draw:fill="none" draw:fill-color="#ffffff"/>
      <style:text-properties fo:font-size="32pt" fo:font-weight="bold"/>
    </style:style>
    <style:style style:name="P14" style:family="paragraph">
      <loext:graphic-properties draw:fill="none" draw:fill-color="#afd095"/>
      <style:paragraph-properties fo:text-align="center"/>
    </style:style>
    <style:style style:name="T1" style:family="text">
      <style:text-properties fo:font-size="32pt" fo:font-weight="bold"/>
    </style:style>
    <style:style style:name="T2" style:family="text">
      <style:text-properties fo:font-size="24pt"/>
    </style:style>
    <style:style style:name="T3" style:family="text">
      <style:text-properties fo:font-size="24pt" fo:font-weight="normal"/>
    </style:style>
    <style:style style:name="T4" style:family="text">
      <style:text-properties fo:font-size="36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4cm" svg:height="21.59cm" svg:x="0cm" svg:y="24.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.615cm" svg:height="8.89cm" svg:x="3.254cm" svg:y="35.64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5.185cm" svg:height="1.636cm" svg:x="5.964cm" svg:y="36.064cm">
          <draw:text-box>
            <text:p><text:span text:style-name="T1">C</text:span><text:span text:style-name="T1">ol</text:span><text:span text:style-name="T1">u</text:span><text:span text:style-name="T1">m</text:span><text:span text:style-name="T1">n </text:span><text:span text:style-name="T1">R</text:span><text:span text:style-name="T1">e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a</text:span><text:span text:style-name="T1">ti</text:span><text:span text:style-name="T1">o</text:span><text:span text:style-name="T1">n</text:span><text:span text:style-name="T1">s</text:span></text:p>
          </draw:text-box>
        </draw:frame>
        <draw:frame draw:style-name="gr4" draw:text-style-name="P5" draw:layer="layout" svg:width="1.265cm" svg:height="6.032cm" svg:x="6.739cm" svg:y="37.97cm">
          <draw:text-box>
            <text:p text:style-name="P4"><text:span text:style-name="T2">C</text:span><text:span text:style-name="T2">O</text:span><text:span text:style-name="T2">L</text:span><text:span text:style-name="T2">U</text:span><text:span text:style-name="T2">M</text:span><text:span text:style-name="T2">N</text:span></text:p>
          </draw:text-box>
        </draw:frame>
        <draw:frame draw:style-name="gr4" draw:text-style-name="P5" draw:layer="layout" svg:width="1.266cm" svg:height="6.032cm" svg:x="16.72cm" svg:y="37.941cm">
          <draw:text-box>
            <text:p text:style-name="P4"><text:span text:style-name="T2">C</text:span><text:span text:style-name="T2">O</text:span><text:span text:style-name="T2">L</text:span><text:span text:style-name="T2">U</text:span><text:span text:style-name="T2">M</text:span><text:span text:style-name="T2">N</text:span></text:p>
          </draw:text-box>
        </draw:frame>
        <draw:frame draw:style-name="gr4" draw:text-style-name="P5" draw:layer="layout" svg:width="1.266cm" svg:height="6.032cm" svg:x="9.444cm" svg:y="37.941cm">
          <draw:text-box>
            <text:p text:style-name="P4"><text:span text:style-name="T2">COLUMN</text:span></text:p>
          </draw:text-box>
        </draw:frame>
        <draw:line draw:style-name="gr5" draw:text-style-name="P6" draw:layer="layout" svg:x1="11.658cm" svg:y1="40.581cm" svg:x2="15.454cm" svg:y2="40.581cm">
          <text:p/>
        </draw:line>
        <draw:custom-shape draw:style-name="gr6" draw:text-style-name="P2" draw:layer="layout" svg:width="12.971cm" svg:height="5.715cm" svg:x="6.101cm" svg:y="27.357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2.971cm" svg:height="4.027cm" svg:x="6.102cm" svg:y="29.045cm">
          <draw:text-box>
            <text:p text:style-name="P4"><text:span text:style-name="T2">SELECT</text:span></text:p>
            <text:p text:style-name="P4"><text:span text:style-name="T2">JOIN</text:span></text:p>
            <text:p text:style-name="P4"><text:span text:style-name="T2">AGGREGATE</text:span></text:p>
            <text:p text:style-name="P4"><text:span text:style-name="T2">etc.</text:span></text:p>
          </draw:text-box>
        </draw:frame>
        <draw:custom-shape draw:style-name="gr8" draw:text-style-name="P1" draw:layer="layout" svg:width="25.4cm" svg:height="10.16cm" svg:x="0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18.032cm" svg:height="5.398cm" svg:x="4.204cm" svg:y="14.83cm">
          <draw:text-box>
            <text:p text:style-name="P4"><text:span text:style-name="T3">MIL </text:span><text:span text:style-name="T3">translate</text:span><text:span text:style-name="T3">s query </text:span><text:span text:style-name="T3">into </text:span><text:span text:style-name="T3">executa</text:span><text:span text:style-name="T3">ble </text:span><text:span text:style-name="T3">primitive</text:span><text:span text:style-name="T3">s </text:span></text:p>
            <text:p text:style-name="P4"><text:span text:style-name="T3"/></text:p>
            <text:p text:style-name="P4"><text:span text:style-name="T3">Primitive</text:span><text:span text:style-name="T3">s </text:span><text:span text:style-name="T3">simulate </text:span><text:span text:style-name="T3">query </text:span><text:span text:style-name="T3">languag</text:span><text:span text:style-name="T3">e</text:span></text:p>
            <text:p text:style-name="P4"><text:span text:style-name="T3"/></text:p>
            <text:p text:style-name="P4"><text:span text:style-name="T3">BAT </text:span><text:span text:style-name="T3">algebra </text:span><text:span text:style-name="T3">fuels </text:span><text:span text:style-name="T3">executio</text:span><text:span text:style-name="T3">n engine </text:span></text:p>
          </draw:text-box>
        </draw:frame>
        <draw:frame draw:style-name="gr10" draw:text-style-name="P9" draw:layer="layout" svg:width="6.011cm" svg:height="2.04cm" svg:x="9.582cm" svg:y="12.565cm">
          <draw:text-box>
            <text:p text:style-name="P4"><text:span text:style-name="T4">MIL/</text:span><text:span text:style-name="T4">BAT</text:span></text:p>
          </draw:text-box>
        </draw:frame>
        <draw:frame draw:style-name="gr11" draw:text-style-name="P10" draw:layer="layout" svg:width="7.741cm" svg:height="1.673cm" svg:x="9.086cm" svg:y="24.766cm">
          <draw:text-box>
            <text:p><text:span text:style-name="T4">BAC</text:span><text:span text:style-name="T4">K-</text:span><text:span text:style-name="T4">END</text:span></text:p>
          </draw:text-box>
        </draw:frame>
        <draw:custom-shape draw:style-name="gr12" draw:text-style-name="P1" draw:layer="layout" svg:width="25.4cm" svg:height="8.89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8.542cm" svg:height="1.673cm" svg:x="8.632cm" svg:y="1.184cm">
          <draw:text-box>
            <text:p text:style-name="P4"><text:span text:style-name="T4">FRO</text:span><text:span text:style-name="T4">NT-</text:span><text:span text:style-name="T4">END</text:span></text:p>
          </draw:text-box>
        </draw:frame>
        <draw:frame draw:style-name="gr14" draw:text-style-name="P12" draw:layer="layout" svg:width="18.666cm" svg:height="3.696cm" svg:x="4.203cm" svg:y="3.489cm">
          <draw:text-box>
            <text:p text:style-name="P4"><text:span text:style-name="T3">SQL or </text:span><text:span text:style-name="T3">XQuery </text:span><text:span text:style-name="T3">or </text:span><text:span text:style-name="T3">SPARQ</text:span><text:span text:style-name="T3">L</text:span></text:p>
            <text:p text:style-name="P4"><text:span text:style-name="T3">or</text:span></text:p>
            <text:p text:style-name="P4"><text:span text:style-name="T3">Other </text:span><text:span text:style-name="T3">query </text:span><text:span text:style-name="T3">languag</text:span><text:span text:style-name="T3">es</text:span></text:p>
          </draw:text-box>
        </draw:frame>
        <draw:frame draw:style-name="gr15" draw:text-style-name="P13" draw:layer="layout" svg:width="12.972cm" svg:height="1.587cm" svg:x="6.101cm" svg:y="27.357cm">
          <draw:text-box>
            <text:p><text:span text:style-name="T1">B</text:span><text:span text:style-name="T1">A</text:span><text:span text:style-name="T1">T </text:span><text:span text:style-name="T1">A</text:span><text:span text:style-name="T1">l</text:span><text:span text:style-name="T1">g</text:span><text:span text:style-name="T1">e</text:span><text:span text:style-name="T1">b</text:span><text:span text:style-name="T1">r</text:span><text:span text:style-name="T1">a </text:span><text:span text:style-name="T1">O</text:span><text:span text:style-name="T1">p</text:span><text:span text:style-name="T1">e</text:span><text:span text:style-name="T1">r</text:span><text:span text:style-name="T1">a</text:span><text:span text:style-name="T1">t</text:span><text:span text:style-name="T1">o</text:span><text:span text:style-name="T1">r</text:span><text:span text:style-name="T1">s</text:span></text:p>
          </draw:text-box>
        </draw:frame>
        <draw:line draw:style-name="gr16" draw:text-style-name="P14" draw:layer="layout" svg:x1="12.7cm" svg:y1="8.865cm" svg:x2="12.7cm" svg:y2="11.405cm">
          <text:p/>
        </draw:line>
        <draw:line draw:style-name="gr16" draw:text-style-name="P14" draw:layer="layout" svg:x1="12.7cm" svg:y1="21.615cm" svg:x2="12.7cm" svg:y2="24.155cm">
          <text:p/>
        </draw:line>
        <draw:line draw:style-name="gr17" draw:text-style-name="P14" draw:layer="layout" svg:x1="7.367cm" svg:y1="35.612cm" svg:x2="7.367cm" svg:y2="33.072cm">
          <text:p/>
        </draw:line>
        <draw:line draw:style-name="gr17" draw:text-style-name="P14" draw:layer="layout" svg:x1="10.015cm" svg:y1="35.612cm" svg:x2="10.015cm" svg:y2="33.072cm">
          <text:p/>
        </draw:line>
        <draw:line draw:style-name="gr17" draw:text-style-name="P14" draw:layer="layout" svg:x1="17.337cm" svg:y1="35.633cm" svg:x2="17.337cm" svg:y2="33.093cm">
          <text:p/>
        </draw:line>
        <draw:line draw:style-name="gr5" draw:text-style-name="P6" draw:layer="layout" svg:x1="11.717cm" svg:y1="34.455cm" svg:x2="15.513cm" svg:y2="34.45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marker draw:name="Arrowheads_20_1" draw:display-name="Arrowheads 1" svg:viewBox="0 0 20 20" svg:d="M0 20l10-20 10 20z"/>
    <draw:stroke-dash draw:name="Double_20_Dash_20_Dot_20_Dot" draw:display-name="Double Dash Dot Dot" draw:style="rect" draw:dots1="1" draw:dots1-length="800%" draw:dots2="2" draw:dots2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7T22:32:57.069713551</meta:creation-date>
    <meta:generator>LibreOffice/7.6.5.2$Linux_X86_64 LibreOffice_project/60$Build-2</meta:generator>
    <dc:date>2024-02-28T20:29:56.517836503</dc:date>
    <meta:editing-duration>P1DT5H5M57S</meta:editing-duration>
    <meta:editing-cycles>23</meta:editing-cycles>
    <meta:document-statistic meta:object-count="23"/>
  </office:meta>
</office:document-meta>
</file>